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ppResourceTests.resourc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AppResourceTests.resourcesViaDefaultServ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AppResourc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